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 svg:font-family="Sans" style:font-family-generic="swiss"/>
    <style:font-face style:name="Sans serif" svg:font-family="'Sans serif'" style:font-family-generic="swiss"/>
  </office:font-face-decls>
  <office:automatic-styles>
    <style:style style:name="Table1" style:family="table">
      <style:table-properties style:width="6.6979in" fo:margin-left="0in" table:align="left"/>
    </style:style>
    <style:style style:name="Table1.A" style:family="table-column">
      <style:table-column-properties style:column-width="1.1792in"/>
    </style:style>
    <style:style style:name="Table1.B" style:family="table-column">
      <style:table-column-properties style:column-width="1.1299in"/>
    </style:style>
    <style:style style:name="Table1.C" style:family="table-column">
      <style:table-column-properties style:column-width="1.5021in"/>
    </style:style>
    <style:style style:name="Table1.D" style:family="table-column">
      <style:table-column-properties style:column-width="2.8868in"/>
    </style:style>
    <style:style style:name="Table1.A1" style:family="table-cell">
      <style:table-cell-properties style:vertical-align="middle" style:border-line-width-left="0.0208in 0.0014in 0.0104in" style:border-line-width-top="0.0208in 0.0014in 0.0104in" style:border-line-width-bottom="0.0208in 0.0014in 0.0104in" fo:padding="0.0382in" fo:border-left="0.75pt double #000000" fo:border-right="none" fo:border-top="0.75pt double #000000" fo:border-bottom="0.75pt double #000000"/>
    </style:style>
    <style:style style:name="Table1.D1" style:family="table-cell">
      <style:table-cell-properties style:vertical-align="middle" style:border-line-width="0.0208in 0.0014in 0.0104in" fo:padding="0.0382in" fo:border="0.75pt double #000000"/>
    </style:style>
    <style:style style:name="Table1.A2" style:family="table-cell">
      <style:table-cell-properties style:vertical-align="middle" style:border-line-width-left="0.0208in 0.0014in 0.0104in" style:border-line-width-bottom="0.0208in 0.0014in 0.0104in" fo:padding="0.0382in" fo:border-left="0.75pt double #000000" fo:border-right="none" fo:border-top="none" fo:border-bottom="0.75pt double #000000"/>
    </style:style>
    <style:style style:name="Table1.D2" style:family="table-cell">
      <style:table-cell-properties style:vertical-align="middle" style:border-line-width-left="0.0208in 0.0014in 0.0104in" style:border-line-width-right="0.0208in 0.0014in 0.0104in" style:border-line-width-bottom="0.0208in 0.0014in 0.0104in" fo:padding="0.0382in" fo:border-left="0.75pt double #000000" fo:border-right="0.75pt double #000000" fo:border-top="none" fo:border-bottom="0.75pt double #000000"/>
    </style:style>
    <style:style style:name="Table1.4" style:family="table-row">
      <style:table-row-properties style:min-row-height="0.4042in"/>
    </style:style>
    <style:style style:name="P1" style:family="paragraph" style:parent-style-name="Standard">
      <style:text-properties style:font-name="Sans serif" fo:font-size="14pt" fo:font-weight="bold" officeooo:rsid="00196769" officeooo:paragraph-rsid="00196769"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Sans serif" fo:font-size="15pt" officeooo:rsid="00205d09" officeooo:paragraph-rsid="00205d09" style:font-size-asian="15pt" style:font-size-complex="15pt"/>
    </style:style>
    <style:style style:name="P3" style:family="paragraph" style:parent-style-name="Standard">
      <style:text-properties style:font-name="Sans serif" fo:font-size="10pt" officeooo:rsid="00196769" officeooo:paragraph-rsid="00196769" style:font-size-asian="10pt" style:font-size-complex="10pt"/>
    </style:style>
    <style:style style:name="P4" style:family="paragraph" style:parent-style-name="Standard">
      <style:paragraph-properties fo:margin-top="0in" fo:margin-bottom="0in" style:contextual-spacing="false"/>
      <style:text-properties fo:color="#ff4000" loext:opacity="100%" style:font-name="Sans serif" fo:font-style="italic" style:font-style-asian="italic" style:font-style-complex="italic"/>
    </style:style>
    <style:style style:name="P5" style:family="paragraph" style:parent-style-name="Table_20_Contents">
      <style:paragraph-properties fo:text-align="start" style:justify-single-word="false"/>
      <style:text-properties style:font-name="Sans serif" officeooo:paragraph-rsid="001c5e29"/>
    </style:style>
    <style:style style:name="P6" style:family="paragraph" style:parent-style-name="Table_20_Contents">
      <style:paragraph-properties fo:text-align="center" style:justify-single-word="false"/>
      <style:text-properties style:font-name="Sans serif" fo:font-size="10pt" style:font-size-asian="10pt" style:font-size-complex="10pt"/>
    </style:style>
    <style:style style:name="P7" style:family="paragraph" style:parent-style-name="Table_20_Contents">
      <style:paragraph-properties fo:margin-left="0in" fo:margin-right="0in" fo:text-align="center" style:justify-single-word="false" fo:text-indent="0in" style:auto-text-indent="false"/>
      <style:text-properties style:font-name="Sans serif" fo:font-size="10pt" style:font-size-asian="10pt" style:font-size-complex="10pt"/>
    </style:style>
    <style:style style:name="P8" style:family="paragraph" style:parent-style-name="Table_20_Contents">
      <style:paragraph-properties fo:text-align="start" style:justify-single-word="false"/>
      <style:text-properties style:font-name="Sans serif" fo:font-size="10pt" style:font-size-asian="10pt" style:font-size-complex="10pt"/>
    </style:style>
    <style:style style:name="P9" style:family="paragraph" style:parent-style-name="Table_20_Contents">
      <style:paragraph-properties fo:text-align="center" style:justify-single-word="false"/>
      <style:text-properties style:font-name="Sans serif" fo:font-size="10pt" officeooo:rsid="00223955" officeooo:paragraph-rsid="00223955" style:font-size-asian="10pt" style:font-size-complex="10pt"/>
    </style:style>
    <style:style style:name="P10" style:family="paragraph" style:parent-style-name="Table_20_Contents">
      <style:paragraph-properties fo:text-align="center" style:justify-single-word="false"/>
      <style:text-properties style:font-name="Sans serif" fo:font-size="10pt" officeooo:rsid="0027a1ac" officeooo:paragraph-rsid="0027a1ac" style:font-size-asian="10pt" style:font-size-complex="10pt"/>
    </style:style>
    <style:style style:name="P11" style:family="paragraph" style:parent-style-name="Table_20_Contents">
      <style:paragraph-properties fo:text-align="start" style:justify-single-word="false"/>
      <style:text-properties style:font-name="Sans serif" fo:font-size="10pt" fo:font-weight="bold" officeooo:rsid="001c5e29" officeooo:paragraph-rsid="001c5e29" style:font-size-asian="10pt" style:font-weight-asian="bold" style:font-size-complex="10pt" style:font-weight-complex="bold"/>
    </style:style>
    <style:style style:name="P12" style:family="paragraph" style:parent-style-name="Table_20_Contents">
      <style:paragraph-properties fo:text-align="start" style:justify-single-word="false"/>
      <style:text-properties style:font-name="Sans serif" fo:font-size="10pt" fo:font-weight="bold" officeooo:paragraph-rsid="001c5e29" style:font-size-asian="8.75pt" style:font-weight-asian="bold" style:font-size-complex="10pt" style:font-weight-complex="bold"/>
    </style:style>
    <style:style style:name="P13" style:family="paragraph" style:parent-style-name="Table_20_Contents">
      <style:paragraph-properties fo:text-align="center" style:justify-single-word="false"/>
      <style:text-properties fo:color="#3465a4" loext:opacity="100%" style:font-name="Sans serif" fo:font-size="12pt" fo:font-weight="bold" officeooo:rsid="001c5e29" officeooo:paragraph-rsid="001c5e29"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fo:color="#3465a4" loext:opacity="100%" style:font-name="Sans serif" fo:font-size="12pt" fo:font-weight="bold" officeooo:rsid="001d4e9d" officeooo:paragraph-rsid="001d4e9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fo:color="#3465a4" loext:opacity="100%" style:font-name="Sans serif" fo:font-size="12pt" fo:font-weight="bold" officeooo:rsid="002156b2" officeooo:paragraph-rsid="002156b2"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officeooo:paragraph-rsid="001c5e29"/>
    </style:style>
    <style:style style:name="P17" style:family="paragraph" style:parent-style-name="Table_20_Contents">
      <style:paragraph-properties fo:text-align="start" style:justify-single-word="false"/>
      <style:text-properties officeooo:paragraph-rsid="002739e0"/>
    </style:style>
    <style:style style:name="T1" style:family="text">
      <style:text-properties style:font-name="Sans serif" fo:font-size="10pt" officeooo:rsid="001c5e29" style:font-size-asian="10pt" style:font-size-complex="10pt"/>
    </style:style>
    <style:style style:name="T2" style:family="text">
      <style:text-properties style:font-name="Sans serif" fo:font-size="10pt" officeooo:rsid="0020c3bf" style:font-size-asian="10pt" style:font-size-complex="10pt"/>
    </style:style>
    <style:style style:name="T3" style:family="text">
      <style:text-properties style:font-name="Sans serif" fo:font-size="10pt" fo:font-weight="bold" officeooo:rsid="0020c3bf" style:font-size-asian="10pt" style:font-weight-asian="bold" style:font-size-complex="10pt" style:font-weight-complex="bold"/>
    </style:style>
    <style:style style:name="T4" style:family="text">
      <style:text-properties style:font-name="Sans serif" fo:font-size="10pt" fo:font-weight="bold" officeooo:rsid="002560a9"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fo:font-size="10pt" officeooo:rsid="001c5e29"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officeooo:rsid="00295965"/>
    </style:style>
    <style:style style:name="T9"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Viet NGUYEN -- 20006303</text:p>
      <text:p text:style-name="P2"/>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Formations</text:p>
          </table:table-cell>
          <table:table-cell table:style-name="Table1.A1" office:value-type="string">
            <text:p text:style-name="P15">Parcours</text:p>
          </table:table-cell>
          <table:table-cell table:style-name="Table1.A1" office:value-type="string">
            <text:p text:style-name="P14">Établissement</text:p>
          </table:table-cell>
          <table:table-cell table:style-name="Table1.D1" office:value-type="string">
            <text:p text:style-name="P15">Objectifs</text:p>
          </table:table-cell>
        </table:table-row>
        <table:table-row>
          <table:table-cell table:style-name="Table1.A2" office:value-type="string">
            <text:p text:style-name="P5"><text:a xlink:type="simple" xlink:href="https://www.univ-paris8.fr/-Master-Technologies-de-l-Hypermedia-678-" office:target-frame-name="_blank" xlink:show="new" text:style-name="Internet_20_link" text:visited-style-name="Visited_20_Internet_20_Link"><text:span text:style-name="T7">Master Technologies de l’Hypermédia</text:span></text:a></text:p>
            <text:p text:style-name="P11"/>
          </table:table-cell>
          <table:table-cell table:style-name="Table1.A2" office:value-type="string">
            <text:p text:style-name="P7">Technologies de l’Hypermédia</text:p>
          </table:table-cell>
          <table:table-cell table:style-name="Table1.A2" office:value-type="string">
            <text:p text:style-name="P8">Université Paris 8 Vincennes – Saint-Denis</text:p>
          </table:table-cell>
          <table:table-cell table:style-name="Table1.D2" office:value-type="string">
            <text:p text:style-name="P8">Technologies de l’Hypermédia vise à former des professionnels aptes à mener des travaux pluridisciplinaires dans le domaine relevant du devenir des médias interactifs numériques : écriture et spécification d’applications Hypermédia, interaction homme / machine et interfaces multimodales, architectures des systèmes hypermédias collaboratifs, développement innovant d’applications mobiles, des technologies de l’Internet et de l’Internet des Objets.</text:p>
          </table:table-cell>
        </table:table-row>
        <table:table-row>
          <table:table-cell table:style-name="Table1.A2" office:value-type="string">
            <text:p text:style-name="P16"><text:a xlink:type="simple" xlink:href="https://www.universite-paris-saclay.fr/formation/master/informatique/m1-data-science" office:target-frame-name="_blank" xlink:show="new" text:style-name="Internet_20_link" text:visited-style-name="Visited_20_Internet_20_Link"><text:span text:style-name="T3">M1-</text:span></text:a><text:a xlink:type="simple" xlink:href="https://www.universite-paris-saclay.fr/formation/master/informatique/m1-data-science" office:target-frame-name="_blank" xlink:show="new" text:style-name="Internet_20_link" text:visited-style-name="Visited_20_Internet_20_Link"><text:span text:style-name="T4">2</text:span></text:a><text:a xlink:type="simple" xlink:href="https://www.universite-paris-saclay.fr/formation/master/informatique/m1-data-science" office:target-frame-name="_blank" xlink:show="new" text:style-name="Internet_20_link" text:visited-style-name="Visited_20_Internet_20_Link"><text:span text:style-name="T3"> Data Science </text:span></text:a></text:p>
          </table:table-cell>
          <table:table-cell table:style-name="Table1.A2" office:value-type="string">
            <text:p text:style-name="P9">Data Science</text:p>
          </table:table-cell>
          <table:table-cell table:style-name="Table1.A2" office:value-type="string">
            <text:p text:style-name="P8">Université Paris-Saclay</text:p>
          </table:table-cell>
          <table:table-cell table:style-name="Table1.D2" office:value-type="string">
            <text:p text:style-name="P8">Data Science propose donc de fournir les compétences nécessaires pour gérer toute la chaîne de valeur partant des données à l’information pertinente, avec une partie importante sur la gestion et la préparation des données (stockage, partage, extraction, sécurisation, mise en forme, visualisation, ...) pour rendre l’information plus facile à exploiter, protéger et valoriser.</text:p>
          </table:table-cell>
        </table:table-row>
        <table:table-row table:style-name="Table1.4">
          <table:table-cell table:style-name="Table1.A2" office:value-type="string">
            <text:p text:style-name="P12"><text:a xlink:type="simple" xlink:href="https://odf.u-paris.fr/fr/offre-de-formation/master-XB/sciences-technologies-sante-STS/informatique-K2NDIF4R/master-informatique-parcours-machine-learning-pour-la-science-des-donnees-JT5O2SLA.html" office:target-frame-name="_blank" xlink:show="new" text:style-name="Internet_20_link" text:visited-style-name="Visited_20_Internet_20_Link">Master Machine learning pour la science des données</text:a></text:p>
          </table:table-cell>
          <table:table-cell table:style-name="Table1.A2" office:value-type="string">
            <text:p text:style-name="P10">ML &amp; Data Science</text:p>
          </table:table-cell>
          <table:table-cell table:style-name="Table1.A2" office:value-type="string">
            <text:p text:style-name="P8">Université Paris Cité</text:p>
          </table:table-cell>
          <table:table-cell table:style-name="Table1.D2" office:value-type="string">
            <text:p text:style-name="P8"><text:span text:style-name="T8">F</text:span>ormer des Data Scientists maitrisant les différentes méthodes d’apprentissage machine (supervisé, non supervisée et semi-supervisé sous différentes approches y compris le deep learning) et capables de concevoir de nouvelles méthodes adaptées aux divers domaines d’activités dans le but d’extraire de la connaissance utile à l’optimisation des offres et services de l’entreprise.</text:p>
          </table:table-cell>
        </table:table-row>
      </table:table>
      <text:p text:style-name="P3"/>
      <text:p text:style-name="P3">Selon mes préférences personnelles et une réflexion sur les avantages et les inconvénients des matières enseignées en Licence, j'ai deux orientations distinctes qui suscitent réellement mon intérêt : le développement d'applications et la science des données. De plus, je préfère choisir des formations à Paris car je pense que cela facilitera les stages et l'alternance par rapport à d'autres régions.</text:p>
      <text:p text:style-name="P3"/>
      <text:p text:style-name="P3">La première formation qui m'attire est le Master Technologies de l'Hypermedia à l'université Paris 8, qui correspond parfaitement à mon intérêt pour le développement d'applications, les interfaces, la conception graphique et les jeux vidéo. Bien que cette formation ne se concentre pas autant sur le domaine des données que les deux autres formations, j'ai fait le choix d'étudier l'informatique en raison de ma passion pour les graphismes informatiques, les jeux vidéo, les vidéos, les démonstrations, les interfaces d'application et la conception de sites Web.</text:p>
      <text:p text:style-name="P3"/>
      <text:p text:style-name="P3">La deuxième formation qui m'enthousiasme est le M1-2 Data Science. Même si la gestion et la préparation des données exigent plus de compétences en mathématiques que de compétences en programmation, je considère toujours cette option pour une raison précise. Cela découle de mon principe de sortir de ma zone de confort : je souhaite étudier quelque chose qui me mettra mal à l'aise car je ne le maîtrise pas encore et n'ai pas de méthode d'apprentissage précise. Le <text:soft-page-break/>domaine de la science des données est tout à fait nouveau pour moi, tandis que le développement d'applications, les interfaces et la conception graphique sont des domaines que je peux (et ai déjà) appris et améliorés grâce à mon programme de Licence en informatique précédent.</text:p>
      <text:p text:style-name="P3"/>
      <text:p text:style-name="P3">Enfin, la dernière formation, le Master Machine Learning pour la Science des Données, correspond le mieux à mes aspirations. Elle me permettra de me plonger dans le domaine de l'apprentissage automatique, de l'intelligence artificielle et de la science des données, avec une approche théorique et pratique. Cela englobe divers sujets tels que l'analyse de texte, le traitement automatique du langage naturel et la vision par ordinateur, tout en impliquant des projets utilisant principalement les langages de programmation R et Python. Ce parcours m'enseignera des concepts que je ne maîtrise pas encore et me permettra de les relier à ce que je sais déjà.</text:p>
      <text:p text:style-name="P3"/>
      <text:p text:style-name="P3">En fin de compte, il est évident que le Master Machine Learning pour la Science des Données est l'option qui correspond le mieux à mes aspirations pour mon Master en Informatiq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 svg:font-family="Sans" style:font-family-generic="swiss"/>
    <style:font-face style:name="Sans serif" svg:font-family="'Sans serif'"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2T17:31:22.830147579</meta:creation-date>
    <dc:date>2023-10-23T02:54:18.231779984</dc:date>
    <meta:editing-duration>PT1H20M8S</meta:editing-duration>
    <meta:editing-cycles>9</meta:editing-cycles>
    <meta:generator>LibreOffice/7.3.7.2$Linux_X86_64 LibreOffice_project/30$Build-2</meta:generator>
    <meta:document-statistic meta:table-count="1" meta:image-count="0" meta:object-count="0" meta:page-count="2" meta:paragraph-count="22" meta:word-count="602" meta:character-count="4054" meta:non-whitespace-character-count="3472"/>
  </office:meta>
</office:document-meta>
</file>